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font-size="40pt" fo:font-weight="normal" style:font-weight-asian="normal" style:font-weight-complex="normal"/>
    </style:style>
    <style:style style:name="P41"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2" style:family="paragraph">
      <loext:graphic-properties draw:fill="none"/>
      <style:paragraph-properties fo:text-align="start" style:font-independent-line-spacing="true"/>
      <style:text-properties fo:color="#ff3333" fo:font-size="40pt"/>
    </style:style>
    <style:style style:name="P43" style:family="paragraph">
      <loext:graphic-properties draw:fill="none" draw:fill-color="#ffffff"/>
      <style:text-properties fo:font-size="32pt"/>
    </style:style>
    <style:style style:name="P44"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5"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6" style:family="paragraph">
      <loext:graphic-properties draw:fill="none"/>
      <style:paragraph-properties fo:text-align="start" style:font-independent-line-spacing="true"/>
      <style:text-properties fo:font-size="36pt" style:font-size-asian="36pt" style:font-size-complex="36pt"/>
    </style:style>
    <style:style style:name="P47"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8"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top="0cm" fo:margin-bottom="0cm" fo:line-height="100%" fo:text-align="center" style:writing-mode="lr-tb"/>
    </style:style>
    <style:style style:name="P54" style:family="paragraph">
      <style:text-properties fo:font-size="36pt"/>
    </style:style>
    <style:style style:name="P5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size="32pt"/>
    </style:style>
    <style:style style:name="T67" style:family="text">
      <style:text-properties fo:color="#0000ff" fo:font-size="32pt"/>
    </style:style>
    <style:style style:name="T68" style:family="text">
      <style:text-properties fo:color="#009933" fo:font-size="32pt"/>
    </style:style>
    <style:style style:name="T69" style:family="text">
      <style:text-properties fo:color="#ff3333" fo:font-size="32pt"/>
    </style:style>
    <style:style style:name="T70" style:family="text">
      <style:text-properties fo:font-size="32pt" fo:font-weight="bold" style:font-weight-asian="bold" style:font-weight-complex="bold"/>
    </style:style>
    <style:style style:name="T71" style:family="text">
      <style:text-properties fo:font-size="24pt" fo:font-style="italic" style:font-size-asian="24pt" style:font-style-asian="italic" style:font-size-complex="24pt" style:font-style-complex="italic"/>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0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01"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2"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3"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4"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5"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8"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9" style:family="text">
      <style:text-properties fo:color="#993366"/>
    </style:style>
    <style:style style:name="T110" style:family="text">
      <style:text-properties fo:color="#009933"/>
    </style:style>
    <style:style style:name="T111" style:family="text">
      <style:text-properties fo:color="#00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he address of the instance for which the member method was invoked.</text:span></text:p>
          </draw:text-box>
        </draw:frame>
        <draw:line draw:style-name="gr12" draw:text-style-name="P37"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3" draw:id="id23">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office:forms form:automatic-focus="false" form:apply-design-mode="false"/>
        <draw:frame draw:name="Rectangle 2" presentation:style-name="pr9" draw:text-style-name="P40" draw:layer="layout" svg:width="23.706cm" svg:height="1.776cm" svg:x="1.016cm" svg:y="0.468cm" presentation:class="title" presentation:user-transformed="true">
          <draw:text-box>
            <text:p text:style-name="P9"><text:span text:style-name="T4">C++ Laws of Construction and Destruc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1" draw:layer="layout" svg:width="25.146cm" svg:height="18.838cm" svg:x="0cm" svg:y="2.244cm" presentation:class="outline" presentation:user-transformed="true">
          <draw:text-box>
            <text:p text:style-name="P25"><text:span text:style-name="T60">1. Every </text:span><text:span text:style-name="T60">object </text:span><text:span text:style-name="T60">must be </text:span><text:span text:style-name="T61">constructe</text:span><text:span text:style-name="T61">d</text:span><text:span text:style-name="T60"> before it </text:span><text:span text:style-name="T60">is used.</text:span></text:p>
            <text:list text:style-name="L4">
              <text:list-item>
                <text:p text:style-name="P25"><text:span text:style-name="T60">Stack </text:span><text:span text:style-name="T60">object: </text:span><text:span text:style-name="T60">when it is </text:span><text:span text:style-name="T60">defined.</text:span></text:p>
              </text:list-item>
              <text:list-item>
                <text:p text:style-name="P25"><text:span text:style-name="T60">Heap </text:span><text:span text:style-name="T60">object: </text:span><text:span text:style-name="T60">when it is </text:span><text:span text:style-name="T60">created.</text:span></text:p>
              </text:list-item>
            </text:list>
            <text:p text:style-name="P25"><text:span text:style-name="T62"/></text:p>
            <text:p text:style-name="P25"><text:span text:style-name="T63">2. Every </text:span><text:span text:style-name="T63">object </text:span><text:span text:style-name="T63">must be </text:span><text:span text:style-name="T64">destructed </text:span><text:span text:style-name="T63">after it </text:span><text:span text:style-name="T63">stops </text:span><text:span text:style-name="T63">being of </text:span><text:span text:style-name="T63">use.</text:span></text:p>
            <text:list text:continue-numbering="true" text:style-name="L4">
              <text:list-item>
                <text:p text:style-name="P25"><text:span text:style-name="T63">Stack </text:span><text:span text:style-name="T63">object: </text:span><text:span text:style-name="T63">when </text:span><text:span text:style-name="T63">gets out </text:span><text:span text:style-name="T63">of scope.</text:span></text:p>
              </text:list-item>
              <text:list-item>
                <text:p text:style-name="P25"><text:span text:style-name="T63">Heap </text:span><text:span text:style-name="T63">object: </text:span><text:span text:style-name="T63">when it is </text:span><text:span text:style-name="T63">deleted.</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4" presentation:class="page"/>
          <draw:frame presentation:style-name="pr8" draw:text-style-name="P39"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xml:id="id25" draw:id="id25">
        <office:forms form:automatic-focus="false" form:apply-design-mode="false"/>
        <draw:frame draw:name="Rectangle 2" presentation:style-name="pr5" draw:text-style-name="P42" draw:layer="layout" svg:width="19.473cm" svg:height="2.031cm" svg:x="0.847cm" svg:y="0.763cm" presentation:class="title" presentation:user-transformed="true">
          <draw:text-box>
            <text:p text:style-name="P9"><text:span text:style-name="T65">What file-names should we us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3" draw:layer="layout" svg:width="23.368cm" svg:height="12.911cm" svg:x="1.016cm" svg:y="3.81cm">
          <draw:text-box>
            <text:list text:style-name="L1">
              <text:list-item>
                <text:p xml:id="id26" text:id="id26"><text:span text:style-name="T66">The C++ compiler does not care how your files are called.</text:span></text:p>
              </text:list-item>
              <text:list-item>
                <text:p xml:id="id27" text:id="id27"><text:span text:style-name="T66">It is common to put a class declaration in file </text:span><text:span text:style-name="T67">ClassName.hpp</text:span><text:span text:style-name="T66"> (or </text:span><text:span text:style-name="T67">ClassName.h</text:span><text:span text:style-name="T66">)</text:span></text:p>
                <text:p xml:id="id28" text:id="id28"><text:span text:style-name="T66">and the class implementation in file </text:span><text:span text:style-name="T68">ClassName.cpp</text:span><text:span text:style-name="T66">.</text:span></text:p>
              </text:list-item>
              <text:list-item>
                <text:p xml:id="id29" text:id="id29"><text:span text:style-name="T69">Why is it better?</text:span><text:span text:style-name="T66"> </text:span></text:p>
                <text:list>
                  <text:list-item>
                    <text:p xml:id="id30" text:id="id30"><text:span text:style-name="T66">Hiding implementation details.</text:span></text:p>
                  </text:list-item>
                  <text:list-item>
                    <text:p xml:id="id31" text:id="id31"><text:span text:style-name="T66">Saving comiplation time – when you have a good </text:span><text:span text:style-name="T70">Makefile</text:span><text:span text:style-name="T66"> </text:span><text:span text:style-name="T71">(see folder 4)</text:span><text:span text:style-name="T66">.</text:span></text:p>
                  </text:list-item>
                </text:list>
              </text:list-item>
            </text:list>
          </draw:text-box>
        </draw:frame>
        <anim:par presentation:node-type="timing-root">
          <anim:par smil:begin="id2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5"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Constructors" draw:style-name="dp1" draw:master-page-name="כותרת_20_ותוכן" presentation:presentation-page-layout-name="AL2T11" xml:id="id32" draw:id="id3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xml:id="id37" draw:id="id3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5" draw:layer="layout" svg:width="23.706cm" svg:height="2.116cm" svg:x="0.847cm" svg:y="0.423cm" presentation:class="title" presentation:user-transformed="true">
          <draw:text-box>
            <text:p text:style-name="P9"><text:span text:style-name="T79">Constructors – explicit default parameterless cto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office:forms form:automatic-focus="false" form:apply-design-mode="fals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8"><text:s text:c="8"/></text:span><text:span text:style-name="T78">// </text:span><text:span text:style-name="T78">(why would </text:span><text:span text:style-name="T78">someone do </text:span><text:span text:style-name="T78">this??) <text:s text:c="3"/></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80">Constructors – deleted default parameterless cto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office:forms form:automatic-focus="false" form:apply-design-mode="false"/>
        <draw:frame draw:name="Rectangle 2" presentation:style-name="pr9" draw:text-style-name="P47"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8"><text:span text:style-name="T82">Goal</text:span><text:span text:style-name="T12">: Ensure </text:span><text:span text:style-name="T12">proper </text:span><text:span text:style-name="T12">“cleanup”: </text:span></text:p>
            <text:list text:style-name="L1">
              <text:list-item>
                <text:p text:style-name="P48"><text:span text:style-name="T12">Free </text:span><text:span text:style-name="T12">allocated </text:span><text:span text:style-name="T12">memory;</text:span></text:p>
              </text:list-item>
              <text:list-item>
                <text:p text:style-name="P48"><text:span text:style-name="T12">Close </text:span><text:span text:style-name="T12">opened files </text:span><text:span text:style-name="T12">or db </text:span><text:span text:style-name="T12">connections;</text:span></text:p>
              </text:list-item>
              <text:list-item>
                <text:p text:style-name="P48"><text:span text:style-name="T12">Notify </text:span><text:span text:style-name="T12">related </text:span><text:span text:style-name="T12">objects, etc.</text:span></text:p>
              </text:list-item>
            </text:list>
            <text:p text:style-name="P48"><text:span text:style-name="T12"/></text:p>
            <text:p text:style-name="P48"><text:span text:style-name="T82">Use</text:span><text:span text:style-name="T12">: Called </text:span><text:span text:style-name="T12">for:</text:span></text:p>
            <text:list text:continue-numbering="true" text:style-name="L1">
              <text:list-item>
                <text:p text:style-name="P48"><text:span text:style-name="T12">A stack </text:span><text:span text:style-name="T12">object – </text:span><text:span text:style-name="T12">when it goes </text:span><text:span text:style-name="T12">out of </text:span><text:span text:style-name="T12">scope.</text:span></text:p>
              </text:list-item>
              <text:list-item>
                <text:p text:style-name="P48"><text:span text:style-name="T12">A heap </text:span><text:span text:style-name="T12">object – </text:span><text:span text:style-name="T12">when it is </text:span><text:span text:style-name="T12">explicitly </text:span><text:span text:style-name="T12">deleted.</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49"><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0"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1"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1"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0"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3" draw:layer="layout" svg:width="22.098cm" svg:height="6.581cm" svg:x="1.27cm" svg:y="3.81cm">
          <draw:text-box>
            <text:p><text:span text:style-name="T66">1. Forgetting to write a destructor – causes a memory leak.</text:span></text:p>
            <text:p><text:span text:style-name="T66"/></text:p>
            <text:p><text:span text:style-name="T66">2. Shallow copy – causes destructor to be called twice.</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3" draw:master-page-name="כותרת_20_ותוכן_5f_" presentation:presentation-page-layout-name="AL2T11" xml:id="id47" draw:id="id47">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1" draw:master-page-name="כותרת_20_ותוכן" presentation:presentation-page-layout-name="AL2T11" xml:id="id48" draw:id="id4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2"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1" draw:master-page-name="שני_20_תכנים" presentation:presentation-page-layout-name="AL3T3" xml:id="id49" draw:id="id49">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1" text:id="id51" text:style-name="P34"><text:span text:style-name="T93">free(L); </text:span><text:span text:style-name="T93"><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text:list text:style-name="L8">
              <text:list-item>
                <text:p text:style-name="P25"><text:span text:style-name="T30">new is a global </text:span><text:span text:style-name="T30">operator</text:span></text:p>
              </text:list-item>
              <text:list-item>
                <text:p text:style-name="P25"><text:span text:style-name="T30">new </text:span><text:span text:style-name="T99">expression</text:span><text:span text:style-name="T100"> </text:span><text:span text:style-name="T30">invokes the </text:span><text:span text:style-name="T30">new </text:span><text:span text:style-name="T99">operator</text:span><text:span text:style-name="T100"> <text:s/></text:span><text:span text:style-name="T30">to allocate </text:span><text:span text:style-name="T30">memory, and </text:span><text:span text:style-name="T30">then calls ctor</text:span></text:p>
              </text:list-item>
              <text:list-item>
                <text:p text:style-name="P25"><text:span text:style-name="T30">Can be </text:span><text:span text:style-name="T30">overloaded (or </text:span><text:span text:style-name="T100">replaced</text:span><text:span text:style-name="T30">)</text:span></text:p>
              </text:list-item>
              <text:list-item>
                <text:p text:style-name="P25"><text:span text:style-name="T30">By default, </text:span><text:span text:style-name="T30">failure throws </text:span><text:span text:style-name="T30">exception. Can </text:span><text:span text:style-name="T30">be changed.</text:span></text:p>
              </text:list-item>
              <text:list-item>
                <text:p text:style-name="P25"><text:span text:style-name="T30">See &lt;new&gt; </text:span><text:span text:style-name="T30">header</text:span></text:p>
              </text:list-item>
            </text:list>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101">}</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103">// </text:span><text:span text:style-name="T103">array of 10 </text:span><text:span text:style-name="T103"><text:s text:c="2"/></text:span></text:p>
            <text:p text:style-name="P34"><text:span text:style-name="T103"><text:s text:c="12"/></text:span><text:span text:style-name="T103"><text:s text:c="10"/></text:span><text:span text:style-name="T103">/</text:span><text:span text:style-name="T103">/ints </text:span><text:span text:style-name="T103"><text:line-break/></text:span><text:span text:style-name="T96">size_t</text:span><text:span text:style-name="T93"> n = </text:span><text:span text:style-name="T102">4</text:span><text:span text:style-name="T93">;</text:span></text:p>
            <text:p text:style-name="P34"><text:span text:style-name="T93">IntList *b </text:span><text:span text:style-name="T93">= </text:span><text:span text:style-name="T96">new</text:span><text:span text:style-name="T93"> </text:span><text:span text:style-name="T93">IntList[n]; </text:span><text:span text:style-name="T93"><text:line-break/></text:span><text:span text:style-name="T93"> <text:s text:c="11"/></text:span><text:span text:style-name="T93"><text:s/></text:span><text:span text:style-name="T103">// array </text:span><text:span text:style-name="T103">of n </text:span><text:span text:style-name="T103">IntLists </text:span><text:span text:style-name="T103"><text:line-break/></text:span><text:span text:style-name="T12">Objects in </text:span><text:span text:style-name="T12">allocated </text:span><text:span text:style-name="T12">array must </text:span><text:span text:style-name="T12">have an </text:span><text:span text:style-name="T12">argument-</text:span><text:span text:style-name="T12">less </text:span><text:span text:style-name="T12">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3"><text:line-break/></text:span><text:span text:style-name="T93">delete [] </text:span><text:span text:style-name="T93">a; </text:span><text:span text:style-name="T103">// </text:span><text:span text:style-name="T103">proper </text:span><text:span text:style-name="T103">delete </text:span><text:span text:style-name="T103">command </text:span><text:span text:style-name="T93">delete b; <text:s text:c="2"/></text:span><text:span text:style-name="T93"><text:s/></text:span><text:span text:style-name="T103">// </text:span><text:span text:style-name="T103">apparently </text:span><text:span text:style-name="T103">works, </text:span><text:span text:style-name="T103"><text:line-break/></text:span><text:span text:style-name="T103">// but may </text:span><text:span text:style-name="T103">cause </text:span><text:span text:style-name="T103">segmentatio</text:span><text:span text:style-name="T103">n fault</text:span><text:span text:style-name="T103"><text:line-break/></text:span><text:span text:style-name="T103">// or </text:span><text:span text:style-name="T103">memory leak</text:span><text:span text:style-name="T104"> </text:span><text:span text:style-name="T104">(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8" draw:id="id5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6">MyClass </text:span><text:span text:style-name="T106">**arr = </text:span><text:span text:style-name="T105">new</text:span><text:span text:style-name="T106"> </text:span><text:span text:style-name="T106">MyClass </text:span><text:span text:style-name="T106">*[n]; </text:span><text:span text:style-name="T106"><text:line-break/></text:span><text:span text:style-name="T108">// array of </text:span><text:span text:style-name="T108">n pointers </text:span><text:span text:style-name="T108">to MyClass </text:span><text:span text:style-name="T108">(no </text:span></text:p>
            <text:p text:style-name="P25"><text:span text:style-name="T108">// cons. is </text:span><text:span text:style-name="T108">invoked) </text:span></text:p>
            <text:p text:style-name="P25"><text:span text:style-name="T108"><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arr[i] = </text:span><text:span text:style-name="T105">new</text:span><text:span text:style-name="T106"> MyClass </text:span><text:span text:style-name="T106">(i); </text:span><text:span text:style-name="T106"><text:line-break/></text:span><text:span text:style-name="T106">   </text:span><text:span text:style-name="T108">// each </text:span><text:span text:style-name="T108">pointer </text:span><text:span text:style-name="T108">points to a </text:span><text:span text:style-name="T108">MyClass </text:span></text:p>
            <text:p text:style-name="P25"><text:span text:style-name="T108"><text:s text:c="3"/></text:span><text:span text:style-name="T108">// object </text:span><text:span text:style-name="T108">allocated on </text:span><text:span text:style-name="T108">the heap, </text:span><text:span text:style-name="T108">and </text:span></text:p>
            <text:p text:style-name="P25"><text:span text:style-name="T108"><text:s text:c="3"/></text:span><text:span text:style-name="T108">// the </text:span><text:span text:style-name="T108">cons. is </text:span><text:span text:style-name="T108">invoked. </text:span><text:span text:style-name="T108"><text:line-break/></text:span><text:span text:style-name="T106">}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9" draw:id="id59">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text:span><text:span text:style-name="T49">r</text:span><text:span text:style-name="T49">e</text:span><text:span text:style-name="T49">e </text:span><text:span text:style-name="T49">a</text:span><text:span text:style-name="T49">n </text:span><text:span text:style-name="T49">a</text:span><text:span text:style-name="T49">ll</text:span><text:span text:style-name="T49">o</text:span><text:span text:style-name="T49">c</text:span><text:span text:style-name="T49">a</text:span><text:span text:style-name="T49">t</text:span><text:span text:style-name="T49">e</text:span><text:span text:style-name="T49">d </text:span><text:span text:style-name="T49">a</text:span><text:span text:style-name="T49">rr</text:span><text:span text:style-name="T49">a</text:span><text:span text:style-name="T49">y </text:span><text:span text:style-name="T49">o</text:span><text:span text:style-name="T49">f </text:span><text:span text:style-name="T49">p</text:span><text:span text:style-name="T49">o</text:span><text:span text:style-name="T49">i</text:span><text:span text:style-name="T49">n</text:span><text:span text:style-name="T49">t</text:span><text:span text:style-name="T49">e</text:span><text:span text:style-name="T49">r</text:span><text:span text:style-name="T49">s </text:span><text:span text:style-name="T49">t</text:span><text:span text:style-name="T49">o </text:span><text:span text:style-name="T49">o</text:span><text:span text:style-name="T49">b</text:span><text:span text:style-name="T49">j</text:span><text:span text:style-name="T49">e</text:span><text:span text:style-name="T49">c</text:span><text:span text:style-name="T49">t</text:span><text:span text:style-name="T49">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5">for</text:span><text:span text:style-name="T106"> (</text:span><text:span text:style-name="T105">size_t </text:span><text:span text:style-name="T106">i=</text:span><text:span text:style-name="T107">0</text:span><text:span text:style-name="T106">; i&lt;n; ++i) </text:span><text:span text:style-name="T106"><text:line-break/></text:span><text:span text:style-name="T106">{ </text:span><text:span text:style-name="T106"><text:line-break/></text:span><text:span text:style-name="T106">   delete (arr[i]); </text:span><text:span text:style-name="T106"><text:line-break/></text:span><text:span text:style-name="T106">   </text:span><text:span text:style-name="T108">// invoked the dest. of each MyClass </text:span></text:p>
            <text:p text:style-name="P25"><text:span text:style-name="T108"><text:s text:c="3"/></text:span><text:span text:style-name="T108">// object allocated on the heap, and </text:span></text:p>
            <text:p text:style-name="P25"><text:span text:style-name="T108"><text:s text:c="3"/></text:span><text:span text:style-name="T108">// free the memory. </text:span><text:span text:style-name="T108"><text:line-break/></text:span><text:span text:style-name="T106">} </text:span><text:span text:style-name="T106"><text:line-break/></text:span><text:span text:style-name="T106">delete [] arr; </text:span><text:span text:style-name="T106"><text:line-break/></text:span><text:span text:style-name="T108">// free the memory allocated for the </text:span></text:p>
            <text:p text:style-name="P25"><text:span text:style-name="T108">// array of pointers. No dest. is 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xml:id="id60" draw:id="id60">
        <office:forms form:automatic-focus="false" form:apply-design-mode="false"/>
        <draw:frame draw:name="Rectangle 2" presentation:style-name="pr5" draw:text-style-name="P2" draw:layer="layout" svg:width="23.706cm" svg:height="2.199cm" svg:x="0.762cm" svg:y="0.976cm" presentation:class="title" presentation:user-transformed="true">
          <draw:text-box>
            <text:p text:style-name="P9"><text:span text:style-name="T49">RAII – Resource Acquisition Is Initializa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5" draw:layer="layout" svg:width="23.706cm" svg:height="15.874cm" svg:x="0.847cm" svg:y="3.175cm" presentation:class="outline" presentation:user-transformed="true">
          <draw:text-box>
            <text:p text:style-name="P54">A class that uses resources <text:span text:style-name="T109">(file, </text:span><text:span text:style-name="T109">memory, </text:span><text:span text:style-name="T109">database, </text:span><text:span text:style-name="T109">locks …)</text:span> should:</text:p>
            <text:list text:style-name="L4">
              <text:list-item>
                <text:p text:style-name="P54"><text:span text:style-name="T110">Acquire </text:span><text:span text:style-name="T110">them in </text:span><text:span text:style-name="T110">the </text:span><text:span text:style-name="T110">constructo</text:span><text:span text:style-name="T110">r.</text:span></text:p>
              </text:list-item>
              <text:list-item>
                <text:p text:style-name="P54"><text:span text:style-name="T111">Release </text:span><text:span text:style-name="T111">them in </text:span><text:span text:style-name="T111">the </text:span><text:span text:style-name="T111">destructor.</text:span></text:p>
              </text:list-item>
            </text:list>
          </draw:text-box>
        </draw:frame>
        <anim:par presentation:node-type="timing-root">
          <anim:par smil:begin="id60.begin">
            <anim:transitionFilter smil:dur="1s" smil:type="fade" smil:subtype="crossfade"/>
          </anim:par>
          <anim:seq smil:dur="0s" presentation:node-type="main-sequence"/>
        </anim:par>
        <presentation:notes draw:style-name="dp4">
          <office:forms form:automatic-focus="false" form:apply-design-mode="false"/>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9">19/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 </text:span><text:span text:style-name="MT4">ס</text:span><text:span text:style-name="MT4">ג</text:span><text:span text:style-name="MT4">נ</text:span><text:span text:style-name="MT4">ו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9">19/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67</meta:editing-cycles>
    <meta:print-date>1999-11-04T13:06:28</meta:print-date>
    <meta:creation-date>1999-10-10T10:49:40</meta:creation-date>
    <dc:date>2018-03-19T12:00:15.414555592</dc:date>
    <meta:editing-duration>P27DT11H57M13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